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3e2" officeooo:paragraph-rsid="001843e2"/>
    </style:style>
    <style:style style:name="P2" style:family="paragraph" style:parent-style-name="Standard">
      <style:paragraph-properties fo:text-align="center" style:justify-single-word="false"/>
      <style:text-properties style:font-name="Liberation Sans" fo:font-size="20pt" fo:font-weight="bold" officeooo:rsid="001843e2" officeooo:paragraph-rsid="001843e2" style:font-size-asian="20pt" style:font-weight-asian="bold" style:font-size-complex="20pt" style:font-weight-complex="bold"/>
    </style:style>
    <style:style style:name="P3" style:family="paragraph" style:parent-style-name="Standard">
      <style:text-properties officeooo:rsid="0018e191" officeooo:paragraph-rsid="0018e191"/>
    </style:style>
    <style:style style:name="P4" style:family="paragraph" style:parent-style-name="Standard">
      <style:text-properties officeooo:rsid="00193553" officeooo:paragraph-rsid="00193553"/>
    </style:style>
    <style:style style:name="P5" style:family="paragraph" style:parent-style-name="Standard">
      <style:text-properties officeooo:rsid="0019dc0c" officeooo:paragraph-rsid="0019dc0c"/>
    </style:style>
    <style:style style:name="P6" style:family="paragraph" style:parent-style-name="Standard">
      <style:text-properties officeooo:rsid="001a439c" officeooo:paragraph-rsid="001a439c"/>
    </style:style>
    <style:style style:name="P7" style:family="paragraph" style:parent-style-name="Standard">
      <style:text-properties officeooo:rsid="001dbf3c" officeooo:paragraph-rsid="001dbf3c"/>
    </style:style>
    <style:style style:name="P8" style:family="paragraph" style:parent-style-name="Standard">
      <style:text-properties officeooo:rsid="001f0068" officeooo:paragraph-rsid="001f0068"/>
    </style:style>
    <style:style style:name="P9" style:family="paragraph" style:parent-style-name="Standard">
      <style:text-properties officeooo:rsid="002f2024" officeooo:paragraph-rsid="002f2024"/>
    </style:style>
    <style:style style:name="P10" style:family="paragraph" style:parent-style-name="Standard">
      <style:text-properties officeooo:rsid="00322619" officeooo:paragraph-rsid="00322619"/>
    </style:style>
    <style:style style:name="P11" style:family="paragraph" style:parent-style-name="Standard">
      <style:text-properties officeooo:rsid="0034f87c" officeooo:paragraph-rsid="0034f87c"/>
    </style:style>
    <style:style style:name="P12" style:family="paragraph" style:parent-style-name="Standard">
      <style:paragraph-properties fo:break-before="page"/>
      <style:text-properties officeooo:rsid="00322619" officeooo:paragraph-rsid="00322619"/>
    </style:style>
    <style:style style:name="P13" style:family="paragraph" style:parent-style-name="Standard">
      <style:paragraph-properties fo:break-before="page"/>
      <style:text-properties officeooo:rsid="0034f87c" officeooo:paragraph-rsid="0034f87c"/>
    </style:style>
    <style:style style:name="P14" style:family="paragraph" style:parent-style-name="Standard" style:list-style-name="L1">
      <style:text-properties officeooo:rsid="0018e191" officeooo:paragraph-rsid="0018e191"/>
    </style:style>
    <style:style style:name="P15" style:family="paragraph" style:parent-style-name="Standard" style:list-style-name="L2">
      <style:text-properties officeooo:rsid="00193553" officeooo:paragraph-rsid="00193553"/>
    </style:style>
    <style:style style:name="P16" style:family="paragraph" style:parent-style-name="Standard" style:list-style-name="L2">
      <style:text-properties officeooo:rsid="0019dc0c" officeooo:paragraph-rsid="0019dc0c"/>
    </style:style>
    <style:style style:name="P17" style:family="paragraph" style:parent-style-name="Standard" style:list-style-name="L3">
      <style:text-properties officeooo:rsid="001dbf3c" officeooo:paragraph-rsid="001dbf3c"/>
    </style:style>
    <style:style style:name="P18" style:family="paragraph" style:parent-style-name="Standard">
      <style:text-properties officeooo:rsid="00390733" officeooo:paragraph-rsid="00390733"/>
    </style:style>
    <style:style style:name="T1" style:family="text">
      <style:text-properties officeooo:rsid="0018e191"/>
    </style:style>
    <style:style style:name="T2" style:family="text">
      <style:text-properties officeooo:rsid="00193553"/>
    </style:style>
    <style:style style:name="T3" style:family="text">
      <style:text-properties officeooo:rsid="0019dc0c"/>
    </style:style>
    <style:style style:name="T4" style:family="text">
      <style:text-properties officeooo:rsid="001f0068"/>
    </style:style>
    <style:style style:name="T5" style:family="text">
      <style:text-properties officeooo:rsid="0025fbb3"/>
    </style:style>
    <style:style style:name="T6" style:family="text">
      <style:text-properties officeooo:rsid="0026305f"/>
    </style:style>
    <style:style style:name="T7" style:family="text">
      <style:text-properties officeooo:rsid="002c11d5"/>
    </style:style>
    <style:style style:name="T8" style:family="text">
      <style:text-properties officeooo:rsid="00303c65"/>
    </style:style>
    <style:style style:name="T9" style:family="text">
      <style:text-properties officeooo:rsid="003920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es apresentados por outros simuladores</text:p>
      <text:p text:style-name="P1"/>
      <text:p text:style-name="P1">Cloudsim</text:p>
      <text:p text:style-name="P1"/>
      <text:p text:style-name="P1">Avaliação de escalabilidade e sobrecarga</text:p>
      <text:p text:style-name="P1"/>
      <text:p text:style-name="P1">Esse teste tem como objetivo analisar a escalabilidade do uso de memória e a eficiência do Cloudsim de modo geral. <text:span text:style-name="T1">Os testes foram feitos numa máquina com:</text:span></text:p>
      <text:p text:style-name="P1"/>
      <text:list xml:id="list9058783519528836156" text:style-name="L1">
        <text:list-item>
          <text:p text:style-name="P14">2 x Intel Xeon Quad-core 2,27GHz</text:p>
        </text:list-item>
        <text:list-item>
          <text:p text:style-name="P14">16 GB de memória RAM</text:p>
        </text:list-item>
        <text:list-item>
          <text:p text:style-name="P14">Ubuntu 8.04</text:p>
        </text:list-item>
      </text:list>
      <text:p text:style-name="P3"/>
      <text:p text:style-name="P3">No primeiro teste todas as máquinas foram hospedadas com um único data center. No próximo teste <text:s/>as máquinas foram simetricamente distribuídas entre dois data centers. O número de hosts em ambos experimentos variaram de 1000 a 1 000 000. <text:span text:style-name="T2">Cada experimento foi repetido 30 vezes.</text:span></text:p>
      <text:p text:style-name="P4">Para o teste de memória, o total de memória física para plena instanciação e carregamento do <text:s/>ambiente Cloudsim foi perfilado. Para o teste de sobrecarga, o total de atraso na instanciação e simulação do ambiente foi computado como a diferença do tempo dos seguintes eventos:</text:p>
      <text:p text:style-name="P4"/>
      <text:list xml:id="list4975980141921758075" text:style-name="L2">
        <text:list-item>
          <text:p text:style-name="P15"><text:span text:style-name="T7">O</text:span> tempo <text:span text:style-name="T3">em que</text:span> o ambiente de execução (JVM) é instruído a carregar o framework Cloudsim;</text:p>
        </text:list-item>
        <text:list-item>
          <text:p text:style-name="P16"><text:span text:style-name="T7">O</text:span> instante em que as entidades do Cloudsim estão inteiramente inicializadas e prontas para processar eventos.</text:p>
        </text:list-item>
      </text:list>
      <text:p text:style-name="P5"/>
      <text:p text:style-name="P9">Os resultados mostraram que a sobrecarga não cresce linearmente com o tamanho do sistema. Ao invés disso, foi observado que cresce em passos quando um número específico de hosts foram usados no experimento. Os resultados obtidos mostraram que o tempo de instanciação em um experimento configurado com 1 milhão de hosts está em torno de 12s. Essas observações provou que o CloudSim é capaz de suportar um ambiente de simulação de larga escala com pouca ou nenhuma sobrecarga a respeito do tempo de inicialização e consumo de memória. <text:span text:style-name="T8">Por isso, o CloudSim oferece significantes benefícios como uma plataforma de teste de desempenho quando comparado com o que é oferecido na Nuvem real. É quase impossível computar o tempo e economia de sobrecarga que incorreria na montagem de um ambiente de teste em larga escala em plataformas de Nuvem. Os resultados mostraram quase o mesmo comportamento sob diferentes tamanhos de sistemas (infraestrutura de Nuvem implantado através de um ou dois data centers). Essa diferença foi estaticamente significante (de acordo com t-testes não pareados executados com exemplos para um e dois data centers para cada valor de número de hosts), e isso pode ser explicado com a ajuda de um uso eficiente de uma máquina multicore pelo Java VM.</text:span></text:p>
      <text:p text:style-name="P9"/>
      <text:p text:style-name="P5"/>
      <text:p text:style-name="P6">O próximo teste tem como objetivo validar com exatidão as funcionalidades oferecidas pelo Cloudsim. O ambiente de simulação consistia de um data center com 10 000 hosts, onde cada host foi modelado para ter uma CPU de um núcleo (1200 MIPS), 4 GB RAM e 2TB de armazenamento. </text:p>
      <text:p text:style-name="P7">Foi configurado o usuário final para requisitar a criação de 50VMs que tem as seguintes restrições:</text:p>
      <text:p text:style-name="P7"/>
      <text:list xml:id="list2026399651503040256" text:style-name="L3">
        <text:list-item>
          <text:p text:style-name="P17">1024 MB de memória RAM;</text:p>
        </text:list-item>
        <text:list-item>
          <text:p text:style-name="P17">CPU 1 <text:span text:style-name="T5">núcleo;</text:span></text:p>
        </text:list-item>
        <text:list-item>
          <text:p text:style-name="P17">1 GB de armazenamento.</text:p>
        </text:list-item>
      </text:list>
      <text:p text:style-name="P7"/>
      <text:p text:style-name="P7"><text:soft-page-break/>A granula<text:span text:style-name="T4">ridade da aplicação foi modelada para ser composta de 300 tarefas, com cada tarefa requerindo 1 440 000 milhões de instruções para ser executado nos hosts.</text:span></text:p>
      <text:p text:style-name="P8">Depois da criação das Vms, as tarefas foram submetidas em grupos pequenos de 50 (uma para cada VM) <text:span text:style-name="T6">em um intervalo de chegada de 10 minutos. As VM’s foram configuradas para aplicar políticas de compartilhamento de espaço e tempo para suprir tarefas nos núcleos de processamento. Como esparado, no modo de espaço compartilhado, toda tarefa demora 20 minutos para a conclusão enquanto tem acesso dedicado ao núcleo de processamento. No modo de espaço compartilhado, a chegada de uma nova tarefa não tem qualquer efeito sobre as tarefas em execução. Toda nova tarefa foi simplesmente colocada na fila de espera para considerações futuras. Entretanto, no modo de tempo compartilhado, o tempo de execução de cada tarefa variava com o aumento no número de unidades de tarefas submetidas. A política de tempo compartilhado para alocação das tarefas para as VM’s teve um efeito significativo no tempo de execução, pois o núcleo de processamento fez troca de contexto massivamente entre as tarefas ativas. O primeiro grupo de 50 tarefas teve um tempo de resposta um pouco melhor comparado com os grupos anteriores. A causa principal disso é que as tarefas nos grupos anteriores tiveram de lidar com um sistema sobrecarregado (VM’s). Entretanto, no final da simulação o sistema ficou menos carregado, os tempos de resposta melhoraram. Há comportamentos esperados para ambas políticas considerando a entrada do experimento. Por isso, os resultados mostraram que as políticas e os componentes do CloudSim estão corretamente implementados.</text:span></text:p>
      <text:p text:style-name="P8"/>
      <text:p text:style-name="P8"/>
      <text:p text:style-name="P12">GreenCloud</text:p>
      <text:p text:style-name="P10"/>
      <text:p text:style-name="P11">Não apresentou testes.</text:p>
      <text:p text:style-name="P11"/>
      <text:p text:style-name="P11"/>
      <text:p text:style-name="P13">iCanCloud</text:p>
      <text:p text:style-name="P11"/>
      <text:p text:style-name="P18">O processo de validação foi conduzido para demonstrar a aplicabilidade e a utilidade do simulador iCanCloud. Foi usada uma aplicação crítica que calcula as trajetórias de uma lua de Marte, Phobos. A aplicação divide toda a trajetória em subintervalos que são calculados pelas tarefas na nuvem – assim, cada intervalo traçado de uma tarefa não tem relação ao seu tempo de execução. O intervalo do percurso processado por cada tarefa <text:span text:style-name="T9">é o mesmo e o sistema faz um escalonamento dinâmico onde uma pesquisa contínua de núcleos livres garante um uso constante dos recursos. Para começar o processo de validação, a aplicação foi portada para funcionar na infraestrutura da Amazon EC2, a formulação e validação de um modelo e uma métrica combinando custo e performance foram feitos. Os resultados obtidos a partir do modelo matemático serão comparados com aqueles do iCanCloud e finalmente os resultados da real execução na Amazon serão usado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53:28.511908655</meta:creation-date>
    <dc:date>2017-01-20T18:53:07.083658967</dc:date>
    <meta:editing-duration>P5DT16H55S</meta:editing-duration>
    <meta:editing-cycles>11</meta:editing-cycles>
    <meta:generator>LibreOffice/5.1.5.2$Linux_X86_64 LibreOffice_project/10m0$Build-2</meta:generator>
    <meta:document-statistic meta:table-count="0" meta:image-count="0" meta:object-count="0" meta:page-count="4" meta:paragraph-count="23" meta:word-count="886" meta:character-count="5431" meta:non-whitespace-character-count="4572"/>
  </office:meta>
</office:document-meta>
</file>